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ab66f9">1. Supported FEM file formats</text:a></text:p>
          <text:p text:style-name="Contents_20_2"><text:a xlink:type="simple" xlink:href="#org2ad5c46">1.1. NASTRAN Bulk Data Format (BDF)</text:a></text:p>
          <text:p text:style-name="Contents_20_3"><text:a xlink:type="simple" xlink:href="#org2dbd23b">1.1.1. BDF Cards supported</text:a></text:p>
          <text:p text:style-name="Contents_20_4"><text:a xlink:type="simple" xlink:href="#org80d0e5b">1.1.1.1. Bulk Data</text:a></text:p>
          <text:p text:style-name="Contents_20_4"><text:a xlink:type="simple" xlink:href="#orgf85497c">1.1.1.2. Header Data</text:a></text:p>
          <text:p text:style-name="Contents_20_2"><text:a xlink:type="simple" xlink:href="#org0bab1b4">1.2. DNV GL Seasam Input Interface File (FEM)</text:a></text:p>
          <text:p text:style-name="Contents_20_3"><text:a xlink:type="simple" xlink:href="#orge534fb0">1.2.1. FEM Cards supported</text:a></text:p>
          <text:p text:style-name="Contents_20_3"><text:a xlink:type="simple" xlink:href="#org606063f">1.2.2. Element Types in SESAM</text:a></text:p>
        </text:index-body>
      </text:table-of-content>
      <text:h text:style-name="Heading_20_1" text:outline-level="1" text:is-list-header="false">
<text:bookmark-start text:name="OrgXref.orgcab66f9"/>
<text:bookmark text:name="orgcab66f9"/>Supported FEM file formats
<text:bookmark-end text:name="OrgXref.orgcab66f9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2ad5c46"/>
<text:bookmark text:name="org2ad5c46"/>NASTRAN Bulk Data Format (BDF)
<text:bookmark-end text:name="OrgXref.org2ad5c46"/></text:h>
      <text:h text:style-name="Heading_20_3" text:outline-level="3" text:is-list-header="false">
<text:bookmark-start text:name="OrgXref.org2dbd23b"/>
<text:bookmark text:name="org2dbd23b"/>BDF Cards supported
<text:bookmark-end text:name="OrgXref.org2dbd23b"/></text:h>
      <text:h text:style-name="Heading_20_4" text:outline-level="4" text:is-list-header="false">
<text:bookmark-start text:name="OrgXref.org80d0e5b"/>
<text:bookmark text:name="org80d0e5b"/>Bulk Data
<text:bookmark-end text:name="OrgXref.org80d0e5b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f85497c"/>
<text:bookmark text:name="orgf85497c"/>Header Data
<text:bookmark-end text:name="OrgXref.orgf85497c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0bab1b4"/>
<text:bookmark text:name="org0bab1b4"/>DNV GL Seasam Input Interface File (FEM)
<text:bookmark-end text:name="OrgXref.org0bab1b4"/></text:h>
      <text:h text:style-name="Heading_20_3" text:outline-level="3" text:is-list-header="false">
<text:bookmark-start text:name="OrgXref.orge534fb0"/>
<text:bookmark text:name="orge534fb0"/>FEM Cards supported
<text:bookmark-end text:name="OrgXref.orge534fb0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606063f"/>
<text:bookmark text:name="org606063f"/>Element Types in SESAM
<text:bookmark-end text:name="OrgXref.org606063f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0184297"/>Table <text:sequence text:ref-name="org0184297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21T12:22:59</dc:date>
    <meta:creation-date>2017-04-21T12:22:59</meta:creation-date>
    <meta:generator>Emacs 25.1.2 (Org mode 9.0.5)</meta:generator>
    <meta:keyword/>
    <dc:subject/>
    <dc:title>C++ IO support for various FEM exchange file formats</dc:title>
  </office:meta>
</office:document-meta>
</file>